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Destroyer.addShutdownHoo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cessDestroy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DestroyerImp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DestroyerImpl.setShouldDestroy( boolean shouldDestro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estroyerImpl.ProcessDestroy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estroyer.isAddedAsShutdown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estroyer.remove( Process pro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Destroyer.add( Process pro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Destroyer.ProcessDestroy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Destroyer.removeShutdownHook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